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handas" svg:font-family="Chandas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2931in" fo:margin-left="0in" fo:margin-top="0in" fo:margin-bottom="0in" table:align="left" style:writing-mode="lr-tb"/>
    </style:style>
    <style:style style:name="Table1.A" style:family="table-column">
      <style:table-column-properties style:column-width="3.146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Table2" style:family="table">
      <style:table-properties style:width="6.2931in" fo:margin-left="0in" fo:margin-top="0in" fo:margin-bottom="0in" table:align="left" style:writing-mode="lr-tb"/>
    </style:style>
    <style:style style:name="Table2.A" style:family="table-column">
      <style:table-column-properties style:column-width="0.8986in"/>
    </style:style>
    <style:style style:name="Table2.B" style:family="table-column">
      <style:table-column-properties style:column-width="0.8958in"/>
    </style:style>
    <style:style style:name="Table2.C" style:family="table-column">
      <style:table-column-properties style:column-width="0.8979in"/>
    </style:style>
    <style:style style:name="Table2.D" style:family="table-column">
      <style:table-column-properties style:column-width="0.9056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Standard">
      <style:text-properties fo:language="es" fo:country="ES"/>
    </style:style>
    <style:style style:name="P2" style:family="paragraph" style:parent-style-name="Standard">
      <style:text-properties fo:font-size="14pt" fo:language="es" fo:country="ES" style:font-size-asian="14pt" style:font-size-complex="14pt"/>
    </style:style>
    <style:style style:name="P3" style:family="paragraph" style:parent-style-name="Standard">
      <style:paragraph-properties fo:margin-top="0in" fo:margin-bottom="0in" loext:contextual-spacing="false" fo:line-height="100%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fo:language="es" fo:country="ES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officeooo:rsid="0012da8e" officeooo:paragraph-rsid="0012da8e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officeooo:rsid="001414a5" officeooo:paragraph-rsid="001414a5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officeooo:rsid="001566aa" officeooo:paragraph-rsid="001566aa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officeooo:rsid="0018671c" officeooo:paragraph-rsid="0018671c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officeooo:rsid="0018f7ba" officeooo:paragraph-rsid="0018f7ba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officeooo:rsid="0019336c" officeooo:paragraph-rsid="0019336c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officeooo:rsid="001a4d24" officeooo:paragraph-rsid="001a4d24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officeooo:rsid="001cfba1" officeooo:paragraph-rsid="001cfba1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officeooo:rsid="001eba5c" officeooo:paragraph-rsid="001eba5c"/>
    </style:style>
    <style:style style:name="P14" style:family="paragraph" style:parent-style-name="Standard">
      <style:paragraph-properties fo:margin-top="0in" fo:margin-bottom="0in" loext:contextual-spacing="false" fo:line-height="100%"/>
      <style:text-properties officeooo:rsid="0025f700" officeooo:paragraph-rsid="0025f700"/>
    </style:style>
    <style:style style:name="P15" style:family="paragraph" style:parent-style-name="Standard">
      <style:paragraph-properties fo:margin-top="0in" fo:margin-bottom="0in" loext:contextual-spacing="false" fo:line-height="100%"/>
      <style:text-properties officeooo:rsid="00279339" officeooo:paragraph-rsid="00279339"/>
    </style:style>
    <style:style style:name="P16" style:family="paragraph" style:parent-style-name="Standard">
      <style:paragraph-properties fo:margin-top="0in" fo:margin-bottom="0in" loext:contextual-spacing="false" fo:line-height="100%"/>
      <style:text-properties officeooo:rsid="0028da6c" officeooo:paragraph-rsid="0028da6c"/>
    </style:style>
    <style:style style:name="P17" style:family="paragraph" style:parent-style-name="Standard">
      <style:paragraph-properties fo:margin-top="0in" fo:margin-bottom="0in" loext:contextual-spacing="false" fo:line-height="100%"/>
      <style:text-properties officeooo:rsid="002b24d6" officeooo:paragraph-rsid="002b24d6"/>
    </style:style>
    <style:style style:name="P18" style:family="paragraph" style:parent-style-name="Standard">
      <style:paragraph-properties fo:margin-top="0in" fo:margin-bottom="0in" loext:contextual-spacing="false" fo:line-height="100%"/>
      <style:text-properties officeooo:rsid="002d3de3" officeooo:paragraph-rsid="002d3de3"/>
    </style:style>
    <style:style style:name="P19" style:family="paragraph" style:parent-style-name="Standard">
      <style:paragraph-properties fo:margin-top="0in" fo:margin-bottom="0in" loext:contextual-spacing="false" fo:line-height="100%">
        <style:tab-stops>
          <style:tab-stop style:position="1.0764in"/>
        </style:tab-stops>
      </style:paragraph-properties>
      <style:text-properties style:font-name-complex="Calibri1"/>
    </style:style>
    <style:style style:name="P20" style:family="paragraph" style:parent-style-name="Standard">
      <style:paragraph-properties fo:margin-top="0in" fo:margin-bottom="0in" loext:contextual-spacing="false" fo:line-height="100%"/>
      <style:text-properties officeooo:rsid="00315212" officeooo:paragraph-rsid="002d3de3"/>
    </style:style>
    <style:style style:name="P21" style:family="paragraph" style:parent-style-name="Standard" style:master-page-name="Standard">
      <style:paragraph-properties style:page-number="auto"/>
      <style:text-properties fo:font-size="20pt" style:font-size-asian="20pt" style:font-size-complex="20pt"/>
    </style:style>
    <style:style style:name="P22" style:family="paragraph" style:parent-style-name="Standard">
      <style:paragraph-properties fo:margin-top="0in" fo:margin-bottom="0in" loext:contextual-spacing="false" fo:line-height="100%"/>
      <style:text-properties officeooo:rsid="00315212" officeooo:paragraph-rsid="002d3de3"/>
    </style:style>
    <style:style style:name="P23" style:family="paragraph" style:parent-style-name="Standard">
      <style:paragraph-properties fo:margin-top="0in" fo:margin-bottom="0in" loext:contextual-spacing="false" fo:line-height="100%"/>
      <style:text-properties officeooo:rsid="003b6f0e" officeooo:paragraph-rsid="003b6f0e"/>
    </style:style>
    <style:style style:name="P24" style:family="paragraph" style:parent-style-name="Standard">
      <style:paragraph-properties fo:margin-top="0in" fo:margin-bottom="0in" loext:contextual-spacing="false" fo:line-height="100%"/>
      <style:text-properties officeooo:rsid="0043c5b3" officeooo:paragraph-rsid="0043c5b3"/>
    </style:style>
    <style:style style:name="T1" style:family="text">
      <style:text-properties style:font-name-complex="Calibri1"/>
    </style:style>
    <style:style style:name="T2" style:family="text">
      <style:text-properties fo:language="es" fo:country="ES"/>
    </style:style>
    <style:style style:name="T3" style:family="text">
      <style:text-properties fo:language="es" fo:country="ES" style:font-name-complex="Calibri1"/>
    </style:style>
    <style:style style:name="T4" style:family="text">
      <style:text-properties officeooo:rsid="0016c374"/>
    </style:style>
    <style:style style:name="T5" style:family="text">
      <style:text-properties officeooo:rsid="001ddfae"/>
    </style:style>
    <style:style style:name="T6" style:family="text">
      <style:text-properties officeooo:rsid="0020db30"/>
    </style:style>
    <style:style style:name="T7" style:family="text">
      <style:text-properties officeooo:rsid="0024b99c"/>
    </style:style>
    <style:style style:name="T8" style:family="text">
      <style:text-properties officeooo:rsid="00279339"/>
    </style:style>
    <style:style style:name="T9" style:family="text">
      <style:text-properties officeooo:rsid="002898fc"/>
    </style:style>
    <style:style style:name="T10" style:family="text">
      <style:text-properties officeooo:rsid="002cb551"/>
    </style:style>
    <style:style style:name="T11" style:family="text">
      <style:text-properties style:font-name="Chandas"/>
    </style:style>
    <style:style style:name="T12" style:family="text">
      <style:text-properties officeooo:rsid="003dd27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Spanisch</text:p>
      <text:p text:style-name="Standard">20.11.2021</text:p>
      <text:p text:style-name="P19"><text:s/><text:span text:style-name="T11">ñ <text:s/>¡ ¿</text:span></text:p>
      <text:p text:style-name="Standard">De dónde eres? = Woher kommst du?</text:p>
      <text:p text:style-name="Standard">Soy de Allemania. = Ich komme aus Deutschland</text:p>
      <text:p text:style-name="Standard">Dónde Vives? = Wo wohnst du?</text:p>
      <text:p text:style-name="Standard"><text:span text:style-name="T2">Vivo en un barco de vela (traditional y grande). </text:span>= Ich lebe auf einem (traditionellen und großen) Segelschiff</text:p>
      <text:p text:style-name="Standard">Cómo te llamas? = wie heißt du?</text:p>
      <text:p text:style-name="Standard">Me llamo Linus = Ich heiße Linus</text:p>
      <text:p text:style-name="Standard">Y tú = und du?</text:p>
      <text:p text:style-name="Standard">Cuántos a<text:span text:style-name="T1">ñ</text:span>os tienes? = Wie alt bist du</text:p>
      <text:p text:style-name="Standard"><text:span text:style-name="T2">Tengo (catorce 14), (quince 15), (dieciséis 16), (diecisiete 17) a</text:span><text:span text:style-name="T3">ñ</text:span><text:span text:style-name="T2">os. = Ich bin 14, 15, 16, 17 Jahre alt</text:span></text:p>
      <text:p text:style-name="Standard"><text:span text:style-name="T2">Puedes darme tú número, por favor? </text:span>= Kann ich deine (telefon-)nummer haben?</text:p>
      <text:p text:style-name="Standard"><text:span text:style-name="T2">Cuál es es tu número? </text:span>= Kann ich Deine Nummer haben?</text:p>
      <text:p text:style-name="P1">-No, yo tengo una novia/un novio = Nein, ich habe eine Freundin/einen Freund</text:p>
      <text:p text:style-name="P1">-No, lo siento, pero no tengo un movil = Nein, ich habe kein Handy</text:p>
      <text:p text:style-name="Standard">-No, lo siento, pero no sé mi número = Nein, Ich habe keine Lust / Nein, ich will das nicht</text:p>
      <text:p text:style-name="P1">-Si, claro. Es 0049176120741786</text:p>
      <text:p text:style-name="P1">95250204325 675394100 687208897</text:p>
      <text:p text:style-name="Standard"><text:span text:style-name="T2">Hablas ingles? </text:span>= sprichst DU Englisch?</text:p>
      <text:p text:style-name="Standard">Hablo ingles = Sprechen SIE Englisch? <text:span text:style-name="T2">(sg.)</text:span></text:p>
      <text:p text:style-name="Standard"><text:span text:style-name="T2">-inglés, alemán, espa</text:span><text:span text:style-name="T3">ñol, francés, portugés, árabe</text:span></text:p>
      <text:p text:style-name="Standard"><text:span text:style-name="T3">Hablo ingles y alemán y francés. </text:span><text:span text:style-name="T1">= Ich spreche Englisch, Deutsch und Französisch.</text:span></text:p>
      <text:p text:style-name="Standard"/>
      <text:p text:style-name="Standard">Wochentage (nur am Anfang eines Satzes groß)</text:p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3">Lunes</text:p>
          </table:table-cell>
          <table:table-cell table:style-name="Table1.A1" office:value-type="string">
            <text:p text:style-name="P3">Montag</text:p>
          </table:table-cell>
        </table:table-row>
        <table:table-row table:style-name="Table1.1">
          <table:table-cell table:style-name="Table1.A1" office:value-type="string">
            <text:p text:style-name="P3">Martes</text:p>
          </table:table-cell>
          <table:table-cell table:style-name="Table1.A1" office:value-type="string">
            <text:p text:style-name="P3">Dienstag</text:p>
          </table:table-cell>
        </table:table-row>
        <table:table-row table:style-name="Table1.1">
          <table:table-cell table:style-name="Table1.A1" office:value-type="string">
            <text:p text:style-name="P3">Miércules</text:p>
          </table:table-cell>
          <table:table-cell table:style-name="Table1.A1" office:value-type="string">
            <text:p text:style-name="P3">Mittwoch</text:p>
          </table:table-cell>
        </table:table-row>
        <table:table-row table:style-name="Table1.1">
          <table:table-cell table:style-name="Table1.A1" office:value-type="string">
            <text:p text:style-name="P3">Jueves</text:p>
          </table:table-cell>
          <table:table-cell table:style-name="Table1.A1" office:value-type="string">
            <text:p text:style-name="P3">Donnerstag</text:p>
          </table:table-cell>
        </table:table-row>
        <table:table-row table:style-name="Table1.1">
          <table:table-cell table:style-name="Table1.A1" office:value-type="string">
            <text:p text:style-name="P3">Vierres</text:p>
          </table:table-cell>
          <table:table-cell table:style-name="Table1.A1" office:value-type="string">
            <text:p text:style-name="P3">Freitag</text:p>
          </table:table-cell>
        </table:table-row>
        <table:table-row table:style-name="Table1.1">
          <table:table-cell table:style-name="Table1.A1" office:value-type="string">
            <text:p text:style-name="P3">Sábado</text:p>
          </table:table-cell>
          <table:table-cell table:style-name="Table1.A1" office:value-type="string">
            <text:p text:style-name="P3">Samstag</text:p>
          </table:table-cell>
        </table:table-row>
        <table:table-row table:style-name="Table1.1">
          <table:table-cell table:style-name="Table1.A1" office:value-type="string">
            <text:p text:style-name="P3">Domingo</text:p>
          </table:table-cell>
          <table:table-cell table:style-name="Table1.A1" office:value-type="string">
            <text:p text:style-name="P3">Sonntag</text:p>
          </table:table-cell>
        </table:table-row>
      </table:table>
      <text:p text:style-name="Standard"><text:soft-page-break/></text:p>
      <text:p text:style-name="Standard"/>
      <text:p text:style-name="P2">En mi tiempo libre...</text:p>
      <text:p text:style-name="P1">... no me gusta estudiar</text:p>
      <text:p text:style-name="P1">... me gusta jugar al balancesto</text:p>
      <text:p text:style-name="P1">... no me gusta jugar con el ordenador</text:p>
      <text:p text:style-name="P1">... me gusta leer libros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C"/>
        <table:table-column table:style-name="Table2.A" table:number-columns-repeated="2"/>
        <table:table-row table:style-name="Table2.1">
          <table:table-cell table:style-name="Table2.A1" office:value-type="string">
            <text:p text:style-name="P4">Nombre</text:p>
          </table:table-cell>
          <table:table-cell table:style-name="Table2.A1" office:value-type="string">
            <text:p text:style-name="P4">Edad</text:p>
          </table:table-cell>
          <table:table-cell table:style-name="Table2.A1" office:value-type="string">
            <text:p text:style-name="P4">Origen</text:p>
          </table:table-cell>
          <table:table-cell table:style-name="Table2.A1" office:value-type="string">
            <text:p text:style-name="P4">Residencia</text:p>
          </table:table-cell>
          <table:table-cell table:style-name="Table2.A1" office:value-type="string">
            <text:p text:style-name="P4">Idiomas</text:p>
          </table:table-cell>
          <table:table-cell table:style-name="Table2.A1" office:value-type="string">
            <text:p text:style-name="P4">Familia</text:p>
          </table:table-cell>
          <table:table-cell table:style-name="Table2.A1" office:value-type="string">
            <text:p text:style-name="P4">Tiempo Libre</text:p>
          </table:table-cell>
        </table:table-row>
        <table:table-row table:style-name="Table2.1">
          <table:table-cell table:style-name="Table2.A1" office:value-type="string">
            <text:p text:style-name="P4">Lorena</text:p>
          </table:table-cell>
          <table:table-cell table:style-name="Table2.A1" office:value-type="string">
            <text:p text:style-name="P4">20</text:p>
          </table:table-cell>
          <table:table-cell table:style-name="Table2.A1" office:value-type="string">
            <text:p text:style-name="P4">Zacatecas</text:p>
          </table:table-cell>
          <table:table-cell table:style-name="Table2.A1" office:value-type="string">
            <text:p text:style-name="P4">Guadalajora</text:p>
          </table:table-cell>
          <table:table-cell table:style-name="Table2.A1" office:value-type="string">
            <text:p text:style-name="P3"><text:span text:style-name="T3">Éspa</text:span><text:span text:style-name="T1">ñ</text:span><text:span text:style-name="T3">ol</text:span></text:p>
            <text:p text:style-name="P4">Aleman</text:p>
          </table:table-cell>
          <table:table-cell table:style-name="Table2.A1" office:value-type="string">
            <text:p text:style-name="P4">Hermana y 2 hermanos</text:p>
          </table:table-cell>
          <table:table-cell table:style-name="Table2.A1" office:value-type="string">
            <text:p text:style-name="P4">Leer libros,</text:p>
            <text:p text:style-name="P4">Salir con amigas</text:p>
          </table:table-cell>
        </table:table-row>
        <table:table-row table:style-name="Table2.1">
          <table:table-cell table:style-name="Table2.A1" office:value-type="string">
            <text:p text:style-name="P4">Luisa</text:p>
          </table:table-cell>
          <table:table-cell table:style-name="Table2.A1" office:value-type="string">
            <text:p text:style-name="P4">23</text:p>
          </table:table-cell>
          <table:table-cell table:style-name="Table2.A1" office:value-type="string">
            <text:p text:style-name="P4">Arequipa</text:p>
            <text:p text:style-name="P4">Peru</text:p>
          </table:table-cell>
          <table:table-cell table:style-name="Table2.A1" office:value-type="string">
            <text:p text:style-name="P3"><text:span text:style-name="T3">-</text:span><text:span text:style-name="T1">││-</text:span></text:p>
            <text:p text:style-name="P4"/>
          </table:table-cell>
          <table:table-cell table:style-name="Table2.A1" office:value-type="string">
            <text:p text:style-name="P3"><text:span text:style-name="T2">Éspa</text:span><text:span text:style-name="T1">ñol y Ingles</text:span>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Estudio bioligie</text:p>
            <text:p text:style-name="P4">theatro</text:p>
          </table:table-cell>
        </table:table-row>
        <table:table-row table:style-name="Table2.1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</table:table-row>
      </table:table>
      <text:p text:style-name="P3"/>
      <text:p text:style-name="P3"/>
      <text:p text:style-name="P5">He Visto… = ich habe gesehen</text:p>
      <text:p text:style-name="P9">bucear = tauchen</text:p>
      <text:p text:style-name="P6">una tortuga = eine Schildkröte</text:p>
      <text:p text:style-name="P7">un pez = ein Fisch</text:p>
      <text:p text:style-name="P7">un tiburón = <text:span text:style-name="T4">ein Hai</text:span></text:p>
      <text:p text:style-name="P8">un pulpe = ein Tintenfisch</text:p>
      <text:p text:style-name="P10">un coral = eine Koralle</text:p>
      <text:p text:style-name="P11">un<text:span text:style-name="T7">a</text:span> r<text:span text:style-name="T7">a</text:span>y<text:span text:style-name="T7">a</text:span> = R<text:span text:style-name="T7">o</text:span>ch<text:span text:style-name="T7">e</text:span>n</text:p>
      <text:p text:style-name="P12">un c<text:span text:style-name="T7">a</text:span>ngr<text:span text:style-name="T7">e</text:span>j<text:span text:style-name="T7">o</text:span> = Kr<text:span text:style-name="T7">e</text:span><text:span text:style-name="T5">bs</text:span></text:p>
      <text:p text:style-name="P13">un<text:span text:style-name="T7">a</text:span> l<text:span text:style-name="T7">a</text:span>ng<text:span text:style-name="T7">o</text:span>st<text:span text:style-name="T7">a</text:span> = <text:span text:style-name="T6">Humm</text:span><text:span text:style-name="T8">e</text:span><text:span text:style-name="T6">r / L</text:span><text:span text:style-name="T8">a</text:span><text:span text:style-name="T6">ngust</text:span><text:span text:style-name="T8">e</text:span></text:p>
      <text:p text:style-name="P14">una estrella de mar = Seestern</text:p>
      <text:p text:style-name="P15">una concha = <text:span text:style-name="T9">Muschel</text:span></text:p>
      <text:p text:style-name="P16">un erizo de mas = Seeigel</text:p>
      <text:p text:style-name="P17">una medusa = <text:span text:style-name="T10">eine Qualle</text:span></text:p>
      <text:p text:style-name="P18">un delfin = ein Delfin</text:p>
      <text:p text:style-name="P20"/>
      <text:p text:style-name="P20"/>
      <text:p text:style-name="P23">Allemania</text:p>
      <text:p text:style-name="P23">bailar</text:p>
      <text:p text:style-name="P23">comida</text:p>
      <text:p text:style-name="P23">derecha</text:p>
      <text:p text:style-name="P23">escuchar</text:p>
      <text:p text:style-name="P23">fresa</text:p>
      <text:p text:style-name="P23">grande</text:p>
      <text:p text:style-name="P23">hola</text:p>
      <text:p text:style-name="P23">ingles</text:p>
      <text:p text:style-name="P23">jugar</text:p>
      <text:p text:style-name="P23">k</text:p>
      <text:p text:style-name="P23"><text:soft-page-break/>langosta</text:p>
      <text:p text:style-name="P23">melon</text:p>
      <text:p text:style-name="P23">naranja</text:p>
      <text:p text:style-name="P23">ordenador</text:p>
      <text:p text:style-name="P23">pina</text:p>
      <text:p text:style-name="P23">que</text:p>
      <text:p text:style-name="P23">rocho</text:p>
      <text:p text:style-name="P23">sandia</text:p>
      <text:p text:style-name="P23">tu</text:p>
      <text:p text:style-name="P23">unidad</text:p>
      <text:p text:style-name="P23">verde</text:p>
      <text:p text:style-name="P23">y</text:p>
      <text:p text:style-name="P23">z</text:p>
      <text:p text:style-name="P23"/>
      <text:p text:style-name="P24">he nadado en el rio</text:p>
      <text:p text:style-name="P24">he comido un helado</text:p>
      <text:p text:style-name="P24"/>
      <text:p text:style-name="P24"/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handas" svg:font-family="Chandas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de" fo:country="DE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de" fo:country="DE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/>
    <style:style style:name="Fußzeile_20_Zchn" style:display-name="Fußzeile Zchn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7874in" fo:margin-left="0.9839in" fo:margin-right="0.983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Linus Horn</meta:initial-creator>
    <meta:editing-cycles>258</meta:editing-cycles>
    <meta:creation-date>2021-11-20T12:59:00</meta:creation-date>
    <dc:date>2022-03-02T11:43:24.619259146</dc:date>
    <meta:editing-duration>PT2H40M26S</meta:editing-duration>
    <meta:generator>LibreOffice/6.4.7.2$Linux_X86_64 LibreOffice_project/40$Build-2</meta:generator>
    <meta:document-statistic meta:table-count="2" meta:image-count="0" meta:object-count="0" meta:page-count="3" meta:paragraph-count="108" meta:word-count="389" meta:character-count="2092" meta:non-whitespace-character-count="180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